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nProfit Manager</text:h>
      <text:h text:style-name="Heading_20_2" text:outline-level="2">Wstęp</text:h>
      <text:p text:style-name="Standard">System do zarządzania organizacją non profit z dostępem przez bogatego klienta internetowego (RIA). System jest napisany w Pythonie przy użyciu frameworka Django z GUI we Flexie. Flex komunikuje się z backendem przy użyciu protokołu AMF(PyAMF).</text:p>
      <text:p text:style-name="Standard">Inspiracją do powstania tego programu jest fakt, że pomysłodawca jest sekretarzem Ochotniczej Straży Pożarnej Woszczyce i program ten wspomoże jego pracę. Program docelowo może być wykorzystywany zarówno przez OSP, jak i WOPR, ZHP i inne.</text:p>
      <text:h text:style-name="Heading_20_2" text:outline-level="2">Funkcjonalności</text:h>
      <text:h text:style-name="Heading_20_3" text:outline-level="3">Rejestr członków</text:h>
      <text:p text:style-name="Text_20_body">Pojedynczy rekord posiada następujące pola:</text:p>
      <text:list xml:id="list461024048" text:style-name="L1">
        <text:list-item>
          <text:p text:style-name="P1">Nazwisko</text:p>
        </text:list-item>
        <text:list-item>
          <text:p text:style-name="P1">Imię</text:p>
        </text:list-item>
        <text:list-item>
          <text:p text:style-name="P1">Imię ojca</text:p>
        </text:list-item>
        <text:list-item>
          <text:p text:style-name="P1">Data i miejsce urodzenia</text:p>
        </text:list-item>
        <text:list-item>
          <text:p text:style-name="P1">Wykształcenie – zawód</text:p>
        </text:list-item>
        <text:list-item>
          <text:p text:style-name="P1">Miejsce pracy</text:p>
        </text:list-item>
        <text:list-item>
          <text:p text:style-name="P1">Data wstąpienia</text:p>
        </text:list-item>
        <text:list-item>
          <text:p text:style-name="P1">Data rezygnacji</text:p>
        </text:list-item>
        <text:list-item>
          <text:p text:style-name="P1">Lista pełnionych funkcji</text:p>
        </text:list-item>
        <text:list-item>
          <text:p text:style-name="P1">Adres zamieszkania</text:p>
        </text:list-item>
        <text:list-item>
          <text:p text:style-name="P1">Numer legitymacji członkowskiej</text:p>
        </text:list-item>
        <text:list-item>
          <text:p text:style-name="P1">Pesel</text:p>
        </text:list-item>
        <text:list-item>
          <text:p text:style-name="P1">Email</text:p>
        </text:list-item>
        <text:list-item>
          <text:p text:style-name="P1">Telefon</text:p>
        </text:list-item>
        <text:list-item>
          <text:p text:style-name="P1">Nr gadu gadu</text:p>
        </text:list-item>
        <text:list-item>
          <text:p text:style-name="P1">Typ uczestnictwa (czynny, honorowy, wspierający)</text:p>
        </text:list-item>
        <text:list-item>
          <text:p text:style-name="P1">Przypisanie do sekcji</text:p>
        </text:list-item>
      </text:list>
      <text:h text:style-name="Heading_20_3" text:outline-level="3">Sekcje</text:h>
      <text:p text:style-name="Text_20_body">Można zdefiniować sekcje, które mają nazwę, opis oraz przypisanych członków.</text:p>
      <text:h text:style-name="Heading_20_3" text:outline-level="3">Skład osobowy władz</text:h>
      <text:p text:style-name="Text_20_body">Można przypisać poszczególnym funkcjom (prezes, wicepresez itp.) poszczególnych członków wraz z datą początku i końca urzędowania.</text:p>
      <text:h text:style-name="Heading_20_3" text:outline-level="3"><text:soft-page-break/>Słownik odznaczeń</text:h>
      <text:p text:style-name="Text_20_body">Definiuje dostępne odznaczenia przyznawane członkom.</text:p>
      <text:h text:style-name="Heading_20_3" text:outline-level="3">Rejestr odznaczonych</text:h>
      <text:p text:style-name="Text_20_body">Przypisuje odznaczenia członkom, pozwalając wprowadzić numer legitymacji, datę otrzymania i uwagi.</text:p>
      <text:h text:style-name="Heading_20_3" text:outline-level="3">Szkolenia</text:h>
      <text:p text:style-name="Text_20_body">Lista szkoleń, każde szkolenie zawiera następujące pola:</text:p>
      <text:list xml:id="list1899469984" text:style-name="L2">
        <text:list-item>
          <text:p text:style-name="P2">Nazwa</text:p>
        </text:list-item>
        <text:list-item>
          <text:p text:style-name="P2">Typ</text:p>
        </text:list-item>
        <text:list-item>
          <text:p text:style-name="P2">Opis</text:p>
        </text:list-item>
        <text:list-item>
          <text:p text:style-name="P2">Data</text:p>
        </text:list-item>
        <text:list-item>
          <text:p text:style-name="P2">Miejsce szkolenia</text:p>
        </text:list-item>
        <text:list-item>
          <text:p text:style-name="P2">Organizator</text:p>
        </text:list-item>
      </text:list>
      <text:p text:style-name="Text_20_body">Do szkoleń przypisywani są członkowie, wraz z informacją czy ukończyli szkolenie i numerem certyfikatu i jego skanem</text:p>
      <text:h text:style-name="Heading_20_3" text:outline-level="3">Spotkania</text:h>
      <text:p text:style-name="Text_20_body">Lista spotkań, każde posiada następujące pola:</text:p>
      <text:list xml:id="list1034064047" text:style-name="L3">
        <text:list-item>
          <text:p text:style-name="P3">Nazwa</text:p>
        </text:list-item>
        <text:list-item>
          <text:p text:style-name="P3">Typ (zebranie, ćwiczenia, inne)</text:p>
        </text:list-item>
        <text:list-item>
          <text:p text:style-name="P3">Opis</text:p>
        </text:list-item>
        <text:list-item>
          <text:p text:style-name="P3">Data</text:p>
        </text:list-item>
        <text:list-item>
          <text:p text:style-name="P3">Miejsce</text:p>
        </text:list-item>
        <text:list-item>
          <text:p text:style-name="P3">Sprawozdanie (plik .odt lub .pdf)</text:p>
        </text:list-item>
        <text:list-item>
          <text:p text:style-name="P3">Lista członkó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ojciech Sznapka</meta:initial-creator>
    <meta:creation-date>2009-12-09T20:46:44</meta:creation-date>
    <dc:date>2009-12-26T00:27:50</dc:date>
    <dc:creator>Wojciech Sznapka</dc:creator>
    <meta:editing-duration>PT00H09M27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2" meta:paragraph-count="50" meta:word-count="254" meta:character-count="1722"/>
  </office:meta>
</office:document-meta>
</file>